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763" officeooo:paragraph-rsid="001c8763"/>
    </style:style>
    <style:style style:name="P2" style:family="paragraph" style:parent-style-name="Standard">
      <style:text-properties officeooo:paragraph-rsid="001c8763"/>
    </style:style>
    <style:style style:name="P3" style:family="paragraph" style:parent-style-name="Standard">
      <style:text-properties officeooo:rsid="001c9407" officeooo:paragraph-rsid="001c9407"/>
    </style:style>
    <style:style style:name="P4" style:family="paragraph" style:parent-style-name="Standard">
      <style:text-properties officeooo:rsid="001cc6d8" officeooo:paragraph-rsid="001cc6d8"/>
    </style:style>
    <style:style style:name="T1" style:family="text">
      <style:text-properties officeooo:rsid="001c8763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cc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index.html, connect to css file <text:span text:style-name="T2">&lt;link rel="stylesheet" href="css/style.css"&gt;</text:span></text:p>
      <text:p text:style-name="P2"><text:span text:style-name="T1">2. Create style.scss.</text:span></text:p>
      <text:p text:style-name="P1">3. Command: sass -- watch scss/style.scss css/style.css(this is the output).</text:p>
      <text:p text:style-name="P3">4. <text:span text:style-name="T3">&amp; can be used as a shortcut of a parent:</text:span></text:p>
      <text:p text:style-name="P3"><text:tab/>.<text:span text:style-name="T3">showcase {</text:span></text:p>
      <text:p text:style-name="P3"><text:tab/><text:tab/><text:span text:style-name="T3">&amp;-content (which is “showcase-content” class in HTML)</text:span><text:tab/><text:tab/></text:p>
      <text:p text:style-name="P3"><text:tab/><text:tab/><text:span text:style-name="T3">}</text:span></text:p>
      <text:p text:style-name="P3"/>
      <text:p text:style-name="P4">5.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5:32:01.808094614</meta:creation-date>
    <meta:generator>LibreOffice/6.4.7.2$Linux_X86_64 LibreOffice_project/40$Build-2</meta:generator>
    <dc:date>2022-07-06T17:43:53.488719700</dc:date>
    <meta:editing-duration>PT1H41M41S</meta:editing-duration>
    <meta:editing-cycles>2</meta:editing-cycles>
    <meta:document-statistic meta:table-count="0" meta:image-count="0" meta:object-count="0" meta:page-count="1" meta:paragraph-count="8" meta:word-count="45" meta:character-count="300" meta:non-whitespace-character-count="256"/>
  </office:meta>
</office:document-meta>
</file>